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rsid="00220a1a" officeooo:paragraph-rsid="00220a1a"/>
    </style:style>
    <style:style style:name="P4" style:family="paragraph" style:parent-style-name="Text_20_body" style:list-style-name="L2">
      <style:text-properties officeooo:rsid="0023d7e8" officeooo:paragraph-rsid="0023d7e8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text-properties officeooo:rsid="00243124" officeooo:paragraph-rsid="00243124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T1" style:family="text">
      <style:text-properties fo:color="#ff0000" loext:opacity="100%" officeooo:rsid="0024a48e"/>
    </style:style>
    <style:style style:name="T2" style:family="text">
      <style:text-properties officeooo:rsid="0024a48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Implement:</text:span></text:span><text:span text:style-name="Strong_20_Emphasis"><text:span text:style-name="T2"><text:line-break/><text:line-break/></text:span></text:span><text:span text:style-name="Strong_20_Emphasis">Project Title:</text:span> <text:span text:style-name="Strong_20_Emphasis">PlanNet</text:span> – A Collaborative, Responsive Web-Based Calendar</text:p>
      <text:p text:style-name="Text_20_body"><text:span text:style-name="Strong_20_Emphasis">Project Overview:</text:span> Design a web-based calendar application that resonates with users by fusing delightful, intuitive aesthetics with diligent functionality. This application must be accessible on both desktop and mobile devices and support real-time collaboration among multiple users. The vibe should emphasize modern design, seamless interactivity, and a clean user experience.</text:p>
      <text:p text:style-name="Text_20_body"><text:span text:style-name="Strong_20_Emphasis">Key Functional Objectives:</text:span></text:p>
      <text:list text:style-name="L1">
        <text:list-item>
          <text:p text:style-name="P1"><text:span text:style-name="Strong_20_Emphasis">Responsive Design:</text:span></text:p>
          <text:list>
            <text:list-item>
              <text:p text:style-name="P1">Must automatically adjust and provide an optimal experience on desktops, tablets, and mobile devices.</text:p>
            </text:list-item>
            <text:list-item>
              <text:p text:style-name="P1">Use fluid grids, adaptive layouts, and flexible images to maintain quality on all platforms.</text:p>
            </text:list-item>
          </text:list>
        </text:list-item>
        <text:list-item>
          <text:p text:style-name="P1"><text:span text:style-name="Strong_20_Emphasis">Multi-User Collaboration:</text:span></text:p>
          <text:list>
            <text:list-item>
              <text:p text:style-name="P1">Support concurrent usage with real-time updates (think live event editing, shared calendars, and immediate synchronization of changes).</text:p>
            </text:list-item>
            <text:list-item>
              <text:p text:style-name="P1">Implement user authentication and role-based permissions to manage access securely.</text:p>
            </text:list-item>
          </text:list>
        </text:list-item>
        <text:list-item>
          <text:p text:style-name="P1"><text:span text:style-name="Strong_20_Emphasis">Event Management:</text:span></text:p>
          <text:list>
            <text:list-item>
              <text:p text:style-name="P1">Allow users to add, edit, delete, and share events.</text:p>
            </text:list-item>
            <text:list-item>
              <text:p text:style-name="P1">Include intuitive features like drag-and-drop scheduling, recurring event functionality, and customizable notifications.</text:p>
            </text:list-item>
          </text:list>
        </text:list-item>
        <text:list-item>
          <text:p text:style-name="P1"><text:span text:style-name="Strong_20_Emphasis">Date and Time Display:</text:span></text:p>
          <text:list>
            <text:list-item>
              <text:p text:style-name="P1">Incorporate a persistent, real-time display of the current date and time in the UI ensuring users always have context while planning their day.</text:p>
            </text:list-item>
          </text:list>
        </text:list-item>
        <text:list-item>
          <text:p text:style-name="P1"><text:span text:style-name="Strong_20_Emphasis">Interactivity and Customization:</text:span></text:p>
          <text:list>
            <text:list-item>
              <text:p text:style-name="P1">Integrate interactive UI elements that radiate a “vibe” — smooth transitions, modern animations, and a design that invites personalization.</text:p>
            </text:list-item>
            <text:list-item>
              <text:p text:style-name="P1">Offer theme options or customizable backgrounds to let users “set the mood” of their calendar.</text:p>
            </text:list-item>
            <text:list-item>
              <text:p text:style-name="P1"><text:span text:style-name="Strong_20_Emphasis">Background Image Cycle:</text:span> The background should automatically cycle to a different image periodically to prevent screen burn-in while adding fresh, dynamic visuals.</text:p>
            </text:list-item>
          </text:list>
        </text:list-item>
      </text:list>
      <text:p text:style-name="Text_20_body"><text:span text:style-name="Strong_20_Emphasis">Technical Requirements:</text:span></text:p>
      <text:list text:style-name="L2">
        <text:list-item>
          <text:p text:style-name="P2"><text:span text:style-name="Strong_20_Emphasis">Frontend:</text:span></text:p>
          <text:list>
            <text:list-item>
              <text:p text:style-name="P2"><text:soft-page-break/>Utilize modern JavaScript frameworks/libraries like React to build a structured, component-based interface.</text:p>
            </text:list-item>
            <text:list-item>
              <text:p text:style-name="P2">Incorporate a UI toolkit or design system (like Tailwind CSS or Material UI) to streamline styling and ensure consistency.</text:p>
            </text:list-item>
            <text:list-item>
              <text:p text:style-name="P3">Do not use Tailwind CSS.</text:p>
            </text:list-item>
            <text:list-item>
              <text:p text:style-name="P4">Create frontend project using create-react-app.</text:p>
            </text:list-item>
          </text:list>
        </text:list-item>
        <text:list-item>
          <text:p text:style-name="P2"><text:span text:style-name="Strong_20_Emphasis">Backend:</text:span></text:p>
          <text:list>
            <text:list-item>
              <text:p text:style-name="P2">Choose a robust backend (Node.js, Python/Django, etc.) capable of handling real-time data exchange (consider options like WebSockets for live updates).</text:p>
            </text:list-item>
            <text:list-item>
              <text:p text:style-name="P2">Integrate database solutions that efficiently manage multi-user event data (e.g., Firebase, MongoDB, or PostgreSQL).</text:p>
            </text:list-item>
          </text:list>
        </text:list-item>
        <text:list-item>
          <text:p text:style-name="P2"><text:span text:style-name="Strong_20_Emphasis">APIs &amp; Third-Party Integrations:</text:span></text:p>
          <text:list>
            <text:list-item>
              <text:p text:style-name="P2">Consider linking to calendar APIs, social logins, or notification services (push or email) to enhance user engagement.</text:p>
            </text:list-item>
            <text:list-item>
              <text:p text:style-name="P2">Allow syncing to external calendars like Google Calendar.</text:p>
            </text:list-item>
            <text:list-item>
              <text:p text:style-name="P2"><text:span text:style-name="Strong_20_Emphasis">External Weather Integration:</text:span> Integrate with a weather service API to display real-time local weather alongside calendar events, helping users plan accordingly.</text:p>
            </text:list-item>
            <text:list-item>
              <text:p text:style-name="P3">Use Open-Meteo for the weather api.</text:p>
            </text:list-item>
            <text:list-item>
              <text:p text:style-name="P2">Ensure security best practices for data transfer and storage, keeping consistency across devices.</text:p>
            </text:list-item>
          </text:list>
        </text:list-item>
      </text:list>
      <text:p text:style-name="Text_20_body"><text:span text:style-name="Strong_20_Emphasis">UI/UX and Vibe Elements:</text:span></text:p>
      <text:list text:style-name="L3">
        <text:list-item>
          <text:p text:style-name="P5"><text:span text:style-name="Strong_20_Emphasis">Visual Aesthetics:</text:span></text:p>
          <text:list>
            <text:list-item>
              <text:p text:style-name="P5">The design should be minimalist yet vibrant, using a palette that evokes calm clarity with an extra spark of modern flair.</text:p>
            </text:list-item>
            <text:list-item>
              <text:p text:style-name="P5">Visual cues like shadows, gradients, or subtle animations should enhance the user's experience without distracting from the core functionality.</text:p>
            </text:list-item>
            <text:list-item>
              <text:p text:style-name="P5"><text:span text:style-name="Strong_20_Emphasis">Background Image Cycle:</text:span> As mentioned, ensure the background image shifts periodically, safeguarding display longevity and keeping the interface visually dynamic.</text:p>
            </text:list-item>
            <text:list-item>
              <text:p text:style-name="P6">Allow user to choose any color to use as the calendar event background.</text:p>
            </text:list-item>
          </text:list>
        </text:list-item>
        <text:list-item>
          <text:p text:style-name="P5"><text:span text:style-name="Strong_20_Emphasis">User Journey:</text:span></text:p>
          <text:list>
            <text:list-item>
              <text:p text:style-name="P5">Design clear entry points: simple onboarding for new users, guided tours for feature highlights, and quick access to day-to-day event management.</text:p>
            </text:list-item>
            <text:list-item>
              <text:p text:style-name="P5"><text:soft-page-break/>Make navigation effortless with a well-organized dashboard, calendar view (month/week/day toggles), and smart search/filter options.</text:p>
            </text:list-item>
          </text:list>
        </text:list-item>
        <text:list-item>
          <text:p text:style-name="P5"><text:span text:style-name="Strong_20_Emphasis">Custom Vibe Modes:</text:span></text:p>
          <text:list>
            <text:list-item>
              <text:p text:style-name="P5">Enable users to switch between different “vibes” or themes that alter the calendar’s look—such as a dark, retro, or futuristic mode.</text:p>
            </text:list-item>
          </text:list>
        </text:list-item>
      </text:list>
      <text:p text:style-name="Text_20_body"><text:span text:style-name="Strong_20_Emphasis">Collaboration and Multi-Device Strategies:</text:span></text:p>
      <text:list text:style-name="L4">
        <text:list-item>
          <text:p text:style-name="P7"><text:span text:style-name="Strong_20_Emphasis">Real-Time Interaction:</text:span></text:p>
          <text:list>
            <text:list-item>
              <text:p text:style-name="P7">Incorporate live events where changes from one user reflect immediately on all connected devices.</text:p>
            </text:list-item>
            <text:list-item>
              <text:p text:style-name="P7">Use a combination of polling or WebSocket-based communication to achieve swift, synchronized updates.</text:p>
            </text:list-item>
          </text:list>
        </text:list-item>
        <text:list-item>
          <text:p text:style-name="P7"><text:span text:style-name="Strong_20_Emphasis">Mobile Optimization:</text:span></text:p>
          <text:list>
            <text:list-item>
              <text:p text:style-name="P7">Ensure touch-friendly UI elements for mobile users, with enough spacing and gestures (swipe, pinch-to-zoom) for intuitive interaction.</text:p>
            </text:list-item>
            <text:list-item>
              <text:p text:style-name="P7">Test responsiveness thoroughly on various screen sizes to ensure users have a uniform experience.</text:p>
            </text:list-item>
          </text:list>
        </text:list-item>
      </text:list>
      <text:p text:style-name="Text_20_body"><text:span text:style-name="Strong_20_Emphasis">Testing &amp; Deployment Considerations:</text:span></text:p>
      <text:list text:style-name="L5">
        <text:list-item>
          <text:p text:style-name="P8">Outline methods for unit testing, integration testing, and UX walkthroughs.</text:p>
        </text:list-item>
        <text:list-item>
          <text:p text:style-name="P8">Document edge cases especially for mobile responsiveness and multi-user interactions.</text:p>
        </text:list-item>
        <text:list-item>
          <text:p text:style-name="P8">Plan for staged rollouts and A/B testing to gather user feedback and optimize performance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3T20:26:01.487132500</meta:creation-date>
    <dc:date>2025-04-24T03:02:50.018722200</dc:date>
    <meta:editing-duration>PT5H53M37S</meta:editing-duration>
    <meta:editing-cycles>7</meta:editing-cycles>
    <meta:generator>LibreOffice/25.2.2.2$Windows_X86_64 LibreOffice_project/7370d4be9e3cf6031a51beef54ff3bda878e3fac</meta:generator>
    <meta:document-statistic meta:table-count="0" meta:image-count="0" meta:object-count="0" meta:page-count="3" meta:paragraph-count="55" meta:word-count="671" meta:character-count="4653" meta:non-whitespace-character-count="4083"/>
  </office:meta>
</office:document-meta>
</file>